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cc3" officeooo:paragraph-rsid="0013ecc3"/>
    </style:style>
    <style:style style:name="P2" style:family="paragraph" style:parent-style-name="Text_20_body">
      <style:text-properties officeooo:rsid="00159134" officeooo:paragraph-rsid="00159134"/>
    </style:style>
    <style:style style:name="P3" style:family="paragraph" style:parent-style-name="Text_20_body">
      <style:text-properties officeooo:rsid="00167d88" officeooo:paragraph-rsid="00167d88"/>
    </style:style>
    <style:style style:name="P4" style:family="paragraph" style:parent-style-name="Title">
      <style:text-properties officeooo:rsid="0013ecc3" officeooo:paragraph-rsid="0013ecc3"/>
    </style:style>
    <style:style style:name="T1" style:family="text">
      <style:text-properties officeooo:rsid="0015ec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ttractorP5 Documentation:</text:p>
      <text:p text:style-name="P1"/>
      <text:p text:style-name="P1">Class Attractor:</text:p>
      <text:p text:style-name="P1">Making a new Attractor object has three optional parameters:</text:p>
      <text:p text:style-name="P1">pcount - int: This defines the number of particles created, defaults to 1000, it is reccomended to keep this below 3000 to prevent lag.</text:p>
      <text:p text:style-name="P1">magnetism – float: 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 Input undefined for magnetism if you wish to keep that as the default value but input a trail value.</text:p>
      <text:p text:style-name="P1"/>
      <text:p text:style-name="P1">Object properties:</text:p>
      <text:p text:style-name="P1">pcount - int: This defines the number of particles created, defaults to 1000, it is reccomended to keep this below 3000 to prevent lag.</text:p>
      <text:p text:style-name="P1">magnetism – float: <text:span text:style-name="T1">THIS MUST BE CHANGED USING THE FUNCTION Attractor.updatepcount. </text:span>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</text:p>
      <text:p text:style-name="P1">radius – int: The radius of a particle, in pixels. Defaults to 1</text:p>
      <text:p text:style-name="P2">velocity – int: Multiplies the velocity by this number, defaults to 1</text:p>
      <text:p text:style-name="P2"/>
      <text:p text:style-name="P3">Object Functions:</text:p>
      <text:p text:style-name="P3">draw: Used to draw the function</text:p>
      <text:p text:style-name="P3">addparticle(int x, int y): adds a particle at the provided x and y coordinates, defaulting to the mouse coordina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1:56:51.223572969</meta:creation-date>
    <dc:date>2018-12-21T22:53:18.004020533</dc:date>
    <meta:editing-duration>PT56M26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1" meta:paragraph-count="15" meta:word-count="226" meta:character-count="1402" meta:non-whitespace-character-count="1181"/>
  </office:meta>
</office:document-meta>
</file>